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5.192cm" fo:min-width="4.6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5.192cm" fo:min-width="4.52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12cm" fo:min-width="3.183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84cm" fo:min-width="3.155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484cm" fo:min-width="3.155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.23cm" fo:min-width="2.64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666666" draw:textarea-horizontal-align="justify" draw:textarea-vertical-align="middle" draw:auto-grow-height="false" fo:min-height="0.23cm" fo:min-width="2.647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11.053cm"/>
    </style:style>
    <style:style style:name="gr12" style:family="graphic" style:parent-style-name="standard">
      <style:graphic-properties svg:stroke-color="#000000" draw:fill-color="#000000" draw:textarea-horizontal-align="justify" draw:textarea-vertical-align="top" draw:auto-grow-height="false" fo:min-height="4.957cm" fo:min-width="23.63cm"/>
    </style:style>
    <style:style style:name="gr13" style:family="graphic" style:parent-style-name="standard">
      <style:graphic-properties svg:stroke-color="#000000" draw:fill-color="#000000" draw:textarea-horizontal-align="justify" draw:textarea-vertical-align="top" draw:auto-grow-height="false" fo:min-height="2.925cm" fo:min-width="20.328cm"/>
    </style:style>
    <style:style style:name="gr14" style:family="graphic" style:parent-style-name="standard">
      <style:graphic-properties svg:stroke-color="#000000" draw:fill-color="#000000" draw:textarea-horizontal-align="justify" draw:textarea-vertical-align="top" draw:auto-grow-height="false" fo:min-height="1.528cm" fo:min-width="12.073cm"/>
    </style:style>
    <style:style style:name="gr15" style:family="graphic" style:parent-style-name="standard">
      <style:graphic-properties svg:stroke-color="#000000" draw:fill-color="#000000" draw:textarea-horizontal-align="justify" draw:textarea-vertical-align="top" draw:auto-grow-height="false" fo:min-height="3.941cm" fo:min-width="14.105cm"/>
    </style:style>
    <style:style style:name="gr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4.486cm"/>
    </style:style>
    <style:style style:name="gr17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14.486cm"/>
    </style:style>
    <style:style style:name="gr1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3.47cm"/>
    </style:style>
    <style:style style:name="gr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0.549cm"/>
    </style:style>
    <style:style style:name="gr20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  <style:text-properties fo:color="#ffffff" style:font-name="Ubuntu Mono" fo:font-weight="bold" fo:background-color="#000000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ffffff" style:font-name="Ubuntu Mono" fo:background-color="#000000"/>
    </style:style>
    <style:style style:name="P4" style:family="paragraph">
      <style:paragraph-properties fo:margin-top="0.356cm" fo:margin-bottom="1.016cm" fo:text-align="center"/>
    </style:style>
    <style:style style:name="P5" style:family="paragraph">
      <loext:graphic-properties draw:fill="none"/>
      <style:paragraph-properties fo:margin-top="0.356cm" fo:margin-bottom="1.016cm" fo:text-align="center"/>
      <style:text-properties style:text-position="33% 58%" style:font-name="Ubuntu Mono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Ubuntu Mono" fo:font-size="13pt" style:font-size-asian="13pt" style:font-size-complex="13pt"/>
    </style:style>
    <style:style style:name="P8" style:family="paragraph">
      <loext:graphic-properties draw:fill-color="#000000"/>
      <style:paragraph-properties fo:text-align="center"/>
      <style:text-properties fo:color="#ffffff" style:font-name="Ubuntu Mono" fo:font-size="11pt" style:font-size-asian="13pt" style:font-size-complex="13pt"/>
    </style:style>
    <style:style style:name="P9" style:family="paragraph">
      <loext:graphic-properties draw:fill-color="#666666"/>
      <style:paragraph-properties fo:text-align="center"/>
      <style:text-properties fo:color="#ffffff" style:font-name="Ubuntu Mono" fo:font-size="11pt" style:font-size-asian="13pt" style:font-size-complex="13pt"/>
    </style:style>
    <style:style style:name="P10" style:family="paragraph">
      <style:paragraph-properties fo:margin-top="0cm" fo:margin-bottom="0.203cm"/>
    </style:style>
    <style:style style:name="P11" style:family="paragraph">
      <loext:graphic-properties draw:fill="none" draw:fill-color="#ffffff"/>
      <style:paragraph-properties fo:margin-top="0cm" fo:margin-bottom="0.203cm"/>
      <style:text-properties style:font-name="Ubuntu" fo:font-size="13pt" style:font-size-asian="13pt" style:font-size-complex="13pt"/>
    </style:style>
    <style:style style:name="P12" style:family="paragraph">
      <loext:graphic-properties draw:fill-color="#000000"/>
      <style:paragraph-properties fo:text-align="center"/>
      <style:text-properties fo:color="#ffffff" style:font-name="Ubuntu Mono" fo:font-weight="bold"/>
    </style:style>
    <style:style style:name="P13" style:family="paragraph">
      <loext:graphic-properties draw:fill-color="#000000"/>
      <style:paragraph-properties fo:text-align="center"/>
      <style:text-properties fo:color="#ffffff" style:font-name="Ubuntu Mono"/>
    </style:style>
    <style:style style:name="P14" style:family="paragraph">
      <loext:graphic-properties draw:fill-color="#000000"/>
      <style:paragraph-properties fo:text-align="center"/>
      <style:text-properties fo:color="#ffffff" style:font-name="Ubuntu Mono" fo:font-weight="normal" style:font-weight-asian="normal" style:font-weight-complex="normal"/>
    </style:style>
    <style:style style:name="P15" style:family="paragraph">
      <loext:graphic-properties draw:fill-color="#666666"/>
      <style:paragraph-properties fo:text-align="center"/>
      <style:text-properties fo:color="#ffffff" style:font-name="Ubuntu Mono" fo:font-size="14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ffffff" style:font-name="Ubuntu Mono" fo:background-color="#000000"/>
    </style:style>
    <style:style style:name="T2" style:family="text">
      <style:text-properties style:text-position="33% 58%" style:font-name="Ubuntu Mono" fo:font-size="26pt" style:font-size-asian="26pt" style:font-size-complex="26pt"/>
    </style:style>
    <style:style style:name="T3" style:family="text">
      <style:text-properties style:font-name="Ubuntu Mono" fo:font-size="13pt" style:font-size-asian="13pt" style:font-size-complex="13pt"/>
    </style:style>
    <style:style style:name="T4" style:family="text">
      <style:text-properties style:text-position="33% 58%" style:font-name="Ubuntu Mono" fo:font-size="20pt" style:font-size-asian="20pt" style:font-size-complex="20pt"/>
    </style:style>
    <style:style style:name="T5" style:family="text">
      <style:text-properties fo:color="#ffffff" style:font-name="Ubuntu Mono" fo:font-size="11pt" style:font-size-asian="13pt" style:font-size-complex="13pt"/>
    </style:style>
    <style:style style:name="T6" style:family="text">
      <style:text-properties style:font-name="Ubuntu" fo:font-size="13pt" style:font-size-asian="13pt" style:font-size-complex="13pt"/>
    </style:style>
    <style:style style:name="T7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ff" style:font-name="Ubuntu Mono" fo:font-weight="bold"/>
    </style:style>
    <style:style style:name="T9" style:family="text">
      <style:text-properties fo:color="#ffffff" style:font-name="Ubuntu Mono"/>
    </style:style>
    <style:style style:name="T10" style:family="text">
      <style:text-properties fo:color="#ffffff" style:font-name="Ubuntu Mono" fo:font-weight="normal" style:font-weight-asian="normal" style:font-weight-complex="normal"/>
    </style:style>
    <style:style style:name="T11" style:family="text">
      <style:text-properties fo:color="#ffffff" style:font-name="Ubuntu Mono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1.016cm" svg:x="1.254cm" svg:y="1.254cm">
          <draw:text-box>
            <text:p><text:span text:style-name="T1">FCMkII Master: Data interface between FCInterface and FCCommunicator </text:span></text:p>
          </draw:text-box>
        </draw:frame>
        <draw:custom-shape draw:style-name="gr2" draw:text-style-name="P3" draw:layer="layout" svg:width="5.207cm" svg:height="15.494cm" svg:x="10.607cm" svg:y="3.667cm">
          <text:p text:style-name="P2"><text:span text:style-name="T1">FC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5.494cm" svg:x="20.894cm" svg:y="3.667cm">
          <text:p text:style-name="P2"><text:span text:style-name="T1">FCCommunicato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925cm" svg:y1="5.191cm" svg:x2="20.894cm" svg:y2="5.191cm">
          <text:p text:style-name="P4"><text:span text:style-name="T2">Constructor</text:span></text:p>
        </draw:line>
        <draw:custom-shape draw:style-name="gr5" draw:text-style-name="P7" draw:layer="layout" svg:width="3.683cm" svg:height="0.762cm" svg:x="11.242cm" svg:y="4.81cm">
          <text:p text:style-name="P6"><text:span text:style-name="T3">Init. data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918cm" svg:y1="7.096cm" svg:x2="20.887cm" svg:y2="7.096cm">
          <text:p text:style-name="P4"><text:span text:style-name="T2">Method Calls</text:span></text:p>
        </draw:line>
        <draw:custom-shape draw:style-name="gr6" draw:text-style-name="P7" draw:layer="layout" svg:width="3.683cm" svg:height="0.762cm" svg:x="11.235cm" svg:y="6.715cm">
          <text:p text:style-name="P6"><text:span text:style-name="T3">Command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83cm" svg:height="0.762cm" svg:x="11.241cm" svg:y="4.811cm">
          <text:p text:style-name="P6"><text:span text:style-name="T3">Init.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683cm" svg:height="0.762cm" svg:x="11.234cm" svg:y="6.716cm">
          <text:p text:style-name="P6"><text:span text:style-name="T3">Command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79cm" svg:y1="11.413cm" svg:x2="21.848cm" svg:y2="11.413cm">
          <text:p text:style-name="P4"><text:span text:style-name="T2">Print Queue</text:span></text:p>
        </draw:line>
        <draw:custom-shape draw:style-name="gr6" draw:text-style-name="P7" draw:layer="layout" svg:width="3.683cm" svg:height="0.762cm" svg:x="21.848cm" svg:y="11.033cm">
          <text:p text:style-name="P6"><text:span text:style-name="T3">Print outpu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4.918cm" svg:y1="5.191cm" svg:x2="20.887cm" svg:y2="5.191cm">
          <text:p text:style-name="P4"><text:span text:style-name="T2">Constructor</text:span></text:p>
        </draw:line>
        <draw:custom-shape draw:style-name="gr6" draw:text-style-name="P7" draw:layer="layout" svg:width="3.683cm" svg:height="0.762cm" svg:x="11.234cm" svg:y="4.811cm">
          <text:p text:style-name="P6"><text:span text:style-name="T3">Init. 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4cm" svg:y1="13.064cm" svg:x2="21.783cm" svg:y2="13.064cm">
          <text:p text:style-name="P4"><text:span text:style-name="T2">New Slave Queue</text:span></text:p>
        </draw:line>
        <draw:custom-shape draw:style-name="gr6" draw:text-style-name="P7" draw:layer="layout" svg:width="3.683cm" svg:height="0.762cm" svg:x="21.783cm" svg:y="12.684cm">
          <text:p text:style-name="P6"><text:span text:style-name="T3">New Slave 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4cm" svg:y1="14.715cm" svg:x2="21.783cm" svg:y2="14.715cm">
          <text:p text:style-name="P4"><text:span text:style-name="T4">Lthread Status Queue</text:span></text:p>
        </draw:line>
        <draw:custom-shape draw:style-name="gr6" draw:text-style-name="P7" draw:layer="layout" svg:width="3.683cm" svg:height="0.762cm" svg:x="21.783cm" svg:y="14.335cm">
          <text:p text:style-name="P6"><text:span text:style-name="T3">Lthread statu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4cm" svg:y1="18.017cm" svg:x2="21.783cm" svg:y2="18.017cm">
          <text:p text:style-name="P4"><text:span text:style-name="T2">MISO Queues</text:span></text:p>
        </draw:line>
        <draw:custom-shape draw:style-name="gr6" draw:text-style-name="P7" draw:layer="layout" svg:width="3.683cm" svg:height="0.762cm" svg:x="21.783cm" svg:y="17.637cm">
          <text:p text:style-name="P6"><text:span text:style-name="T3">MISO output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4cm" svg:y1="15.985cm" svg:x2="21.783cm" svg:y2="15.985cm">
          <text:p text:style-name="P4"><text:span text:style-name="T4">Bthread Status Queue</text:span></text:p>
        </draw:line>
        <draw:custom-shape draw:style-name="gr6" draw:text-style-name="P7" draw:layer="layout" svg:width="3.683cm" svg:height="0.762cm" svg:x="21.783cm" svg:y="15.605cm">
          <text:p text:style-name="P6"><text:span text:style-name="T3">Bthread statu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20.894cm" svg:y="4.81cm">
          <text:p text:style-name="P6"><text:span text:style-name="T3">Constru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20.894cm" svg:y="6.715cm">
          <text:p text:style-name="P6"><text:span text:style-name="T3">Method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12.131cm" svg:y="11.033cm">
          <text:p text:style-name="P6"><text:span text:style-name="T3">Print 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12.131cm" svg:y="12.557cm">
          <text:p text:style-name="P6"><text:span text:style-name="T3">New Slave H’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12.131cm" svg:y="14.208cm">
          <text:p text:style-name="P6"><text:span text:style-name="T3">Lthread H’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12.131cm" svg:y="15.478cm">
          <text:p text:style-name="P6"><text:span text:style-name="T3">Bthread H’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683cm" svg:height="0.762cm" svg:x="12.131cm" svg:y="17.51cm">
          <text:p text:style-name="P6"><text:span text:style-name="T3">SlaveC’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75cm" svg:height="0.508cm" svg:x="21.574cm" svg:y="10.525cm">
          <text:p text:style-name="P6"><text:span text:style-name="T5">All processe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75cm" svg:height="0.508cm" svg:x="21.574cm" svg:y="12.176cm">
          <text:p text:style-name="P6"><text:span text:style-name="T5">Lth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75cm" svg:height="0.508cm" svg:x="21.574cm" svg:y="13.827cm">
          <text:p text:style-name="P6"><text:span text:style-name="T5">Lth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75cm" svg:height="0.508cm" svg:x="21.574cm" svg:y="15.224cm">
          <text:p text:style-name="P6"><text:span text:style-name="T5">Bth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175cm" svg:height="0.508cm" svg:x="21.574cm" svg:y="17.129cm">
          <text:p text:style-name="P6"><text:span text:style-name="T5">SThreads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7.874cm" svg:height="11.303cm" svg:x="1.762cm" svg:y="3.794cm">
          <draw:text-box>
            <text:list text:style-name="L1">
              <text:list-item>
                <text:p text:style-name="P10"><text:span text:style-name="T6">Start Communicator threads and processes from constructor and give access to Queues from </text:span><text:span text:style-name="T7">get</text:span><text:span text:style-name="T6"> methods.</text:span></text:p>
              </text:list-item>
              <text:list-item>
                <text:p text:style-name="P10"><text:span text:style-name="T6">Have a Communicator method to place a command in an input queue for threads… <text:s/>when appropriate.</text:span></text:p>
              </text:list-item>
              <text:list-item>
                <text:p text:style-name="P10"><text:span text:style-name="T6">Have a termination method, too...</text:span></text:p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25.4cm" svg:height="1.016cm" svg:x="1.254cm" svg:y="1.254cm">
          <draw:text-box>
            <text:p><text:span text:style-name="T1">FCMkII Master: Thread and Process Breakdown</text:span></text:p>
          </draw:text-box>
        </draw:frame>
        <draw:custom-shape draw:style-name="gr12" draw:text-style-name="P12" xml:id="id1" draw:id="id1" draw:layer="layout" svg:width="24.13cm" svg:height="5.207cm" svg:x="1.762cm" svg:y="6.588cm">
          <text:p text:style-name="P6"><text:span text:style-name="T8">Main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4" draw:id="id4" draw:layer="layout" svg:width="20.828cm" svg:height="3.175cm" svg:x="4.937cm" svg:y="2.651cm">
          <text:p text:style-name="P6"><text:span text:style-name="T9">Slave Hand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" draw:id="id2" draw:layer="layout" svg:width="12.573cm" svg:height="1.778cm" svg:x="13.446cm" svg:y="17.637cm">
          <text:p text:style-name="P6"><text:span text:style-name="T9">Pri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3" draw:id="id3" draw:layer="layout" svg:width="14.605cm" svg:height="4.191cm" svg:x="11.414cm" svg:y="12.176cm">
          <text:p text:style-name="P6"><text:span text:style-name="T10">Graphic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4.986cm" svg:height="0.635cm" svg:x="10.398cm" svg:y="3.921cm">
          <text:p text:style-name="P6"><text:span text:style-name="T11">Slave thread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4.986cm" svg:height="0.635cm" svg:x="10.398cm" svg:y="4.683cm">
          <text:p text:style-name="P6"><text:span text:style-name="T11">Slave thread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4.986cm" svg:height="0.635cm" svg:x="10.271cm" svg:y="8.339cm">
          <text:p text:style-name="P6"><text:span text:style-name="T11">Communicator LThread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4.986cm" svg:height="0.635cm" svg:x="10.271cm" svg:y="7.55cm">
          <text:p text:style-name="P6"><text:span text:style-name="T11">Communicator BThread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4.986cm" svg:height="1.143cm" svg:x="10.271cm" svg:y="9.636cm">
          <text:p text:style-name="P6"><text:span text:style-name="T11">FCInterface Tkinter Main Loop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4.986cm" svg:height="0.635cm" svg:x="10.271cm" svg:y="10.906cm">
          <text:p text:style-name="P6"><text:span text:style-name="T11">FCInterface update threads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3.97cm" svg:height="0.635cm" svg:x="11.668cm" svg:y="13.573cm">
          <text:p text:style-name="P6"><text:span text:style-name="T11">Grid thread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1.049cm" svg:height="0.635cm" svg:x="14.462cm" svg:y="18.526cm">
          <text:p text:style-name="P6"><text:span text:style-name="T11">Printer thread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3.97cm" svg:height="0.635cm" svg:x="11.668cm" svg:y="14.589cm">
          <text:p text:style-name="P6"><text:span text:style-name="T11">Plot thread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curve" draw:line-skew="1.005cm" svg:x1="1.762cm" svg:y1="9.191cm" svg:x2="13.446cm" svg:y2="18.526cm" draw:start-shape="id1" draw:start-glue-point="3" draw:end-shape="id2" svg:d="M1762 9191c756 0-5086 9335 11684 9335" svg:viewBox="0 0 12079 9336">
          <text:p/>
        </draw:connector>
        <draw:connector draw:style-name="gr20" draw:text-style-name="P16" draw:layer="layout" draw:type="curve" draw:line-skew="0.693cm" svg:x1="1.762cm" svg:y1="9.191cm" svg:x2="11.414cm" svg:y2="14.271cm" draw:start-shape="id1" draw:start-glue-point="3" draw:end-shape="id3" draw:end-glue-point="3" svg:d="M1762 9191c288 0-4538 5080 9652 5080" svg:viewBox="0 0 10218 5081">
          <text:p/>
        </draw:connector>
        <draw:connector draw:style-name="gr20" draw:text-style-name="P16" draw:layer="layout" draw:type="curve" draw:line-skew="0.402cm" svg:x1="1.762cm" svg:y1="9.191cm" svg:x2="4.937cm" svg:y2="4.238cm" draw:start-shape="id1" draw:start-glue-point="3" draw:end-shape="id4" svg:d="M1762 9191c-148 0-1736-4953 3175-4953" svg:viewBox="0 0 3537 49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03:38:43.307984686</meta:creation-date>
    <dc:date>2018-06-11T04:18:24.230396124</dc:date>
    <meta:editing-duration>PT3M30S</meta:editing-duration>
    <meta:editing-cycles>2</meta:editing-cycles>
    <meta:generator>LibreOffice/6.0.3.2$Linux_X86_64 LibreOffice_project/00m0$Build-2</meta:generator>
    <meta:document-statistic meta:object-count="51"/>
  </office:meta>
</office:document-meta>
</file>